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tyle="italic" fo:font-weight="bold" officeooo:rsid="00001409" officeooo:paragraph-rsid="00001409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1409a" fo:font-style="italic" fo:font-weight="bold" officeooo:rsid="00001409" officeooo:paragraph-rsid="0000140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1409a" fo:font-size="13pt" fo:font-style="italic" fo:font-weight="bold" officeooo:rsid="00001409" officeooo:paragraph-rsid="00001409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tyle="italic" fo:font-weight="bold" officeooo:rsid="00001409" officeooo:paragraph-rsid="00001409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001409" officeooo:paragraph-rsid="0000140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02e4b5" officeooo:paragraph-rsid="0002e4b5" style:font-style-asian="normal" style:font-weight-asian="normal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4070a0" fo:letter-spacing="normal" fo:font-style="normal" fo:font-weight="normal" officeooo:rsid="00001409" officeooo:paragraph-rsid="00001409" style:font-style-asian="normal" style:font-weight-asian="normal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4070a0" fo:letter-spacing="normal" fo:font-style="normal" fo:font-weight="normal" officeooo:rsid="0002e4b5" officeooo:paragraph-rsid="0002e4b5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4442b" officeooo:paragraph-rsid="0004442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4442b" officeooo:paragraph-rsid="000c2f9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7a167" officeooo:paragraph-rsid="0007a16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2e4b5" officeooo:paragraph-rsid="0002e4b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76dcc" officeooo:paragraph-rsid="000c2f9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c2f96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7bce" officeooo:paragraph-rsid="00137bce" style:font-style-asian="normal" style:font-weight-asian="normal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4442b" officeooo:paragraph-rsid="0004442b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7a167" officeooo:paragraph-rsid="0007a167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2e4b5" officeooo:paragraph-rsid="0002e4b5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076dcc" officeooo:paragraph-rsid="000c2f96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137bce" officeooo:paragraph-rsid="00137bc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paragraph-rsid="00137bce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137bce" officeooo:paragraph-rsid="00137bce" style:font-style-asian="italic" style:font-weight-asian="bold" style:font-style-complex="italic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00aaad" style:font-name="Liberation Serif" fo:font-size="12pt" fo:letter-spacing="normal" fo:font-style="normal" fo:font-weight="normal" officeooo:rsid="0007a167" officeooo:paragraph-rsid="0007a16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00aaad" style:font-name="Liberation Serif" fo:font-size="12pt" fo:letter-spacing="normal" fo:font-style="normal" fo:font-weight="normal" officeooo:rsid="0007a167" officeooo:paragraph-rsid="0009bce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aaad" fo:letter-spacing="normal" fo:font-style="normal" fo:font-weight="normal" officeooo:rsid="0002e4b5" officeooo:paragraph-rsid="0002e4b5" style:font-style-asian="normal" style:font-weight-asian="normal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76dcc" officeooo:paragraph-rsid="000c2f9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64ea6" officeooo:paragraph-rsid="00164ea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69792" officeooo:paragraph-rsid="0016979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d2b8" officeooo:paragraph-rsid="0017d2b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8c404" officeooo:paragraph-rsid="0018c40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a90fd" officeooo:paragraph-rsid="001a90f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7bce" officeooo:paragraph-rsid="00137bce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64ea6" officeooo:paragraph-rsid="00164ea6" style:font-style-asian="normal" style:font-weight-asian="normal" style:font-style-complex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137bce" officeooo:paragraph-rsid="00137bce" style:font-style-asian="italic" style:font-weight-asian="bold" style:font-style-complex="italic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164ea6" officeooo:paragraph-rsid="00164ea6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18c404" officeooo:paragraph-rsid="0018c404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1a90fd" officeooo:paragraph-rsid="001a90f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058d7"/>
    </style:style>
    <style:style style:name="T2" style:family="text">
      <style:text-properties officeooo:rsid="0001d14f"/>
    </style:style>
    <style:style style:name="T3" style:family="text">
      <style:text-properties officeooo:rsid="0004159b"/>
    </style:style>
    <style:style style:name="T4" style:family="text">
      <style:text-properties officeooo:rsid="0007a167"/>
    </style:style>
    <style:style style:name="T5" style:family="text">
      <style:text-properties officeooo:rsid="0007e315"/>
    </style:style>
    <style:style style:name="T6" style:family="text">
      <style:text-properties fo:color="#00aaa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37bce"/>
    </style:style>
    <style:style style:name="T9" style:family="text">
      <style:text-properties officeooo:rsid="00076dcc"/>
    </style:style>
    <style:style style:name="T10" style:family="text">
      <style:text-properties officeooo:rsid="00137bce"/>
    </style:style>
    <style:style style:name="T11" style:family="text">
      <style:text-properties officeooo:rsid="00076dc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37bce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tyle="italic" fo:font-weight="bold" officeooo:rsid="00076dcc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officeooo:rsid="00137bce"/>
    </style:style>
    <style:style style:name="T16" style:family="text">
      <style:text-properties officeooo:rsid="00169792"/>
    </style:style>
    <style:style style:name="T17" style:family="text">
      <style:text-properties officeooo:rsid="00191f3c"/>
    </style:style>
    <style:style style:name="T18" style:family="text">
      <style:text-properties officeooo:rsid="001ac931"/>
    </style:style>
    <style:style style:name="T19" style:family="text">
      <style:text-properties officeooo:rsid="001c1b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ine 2 Janvier du 06/01/2020 au 10/01/2020</text:p>
      <text:p text:style-name="P1"/>
      <text:p text:style-name="P2"/>
      <text:p text:style-name="P4">06/01/2020</text:p>
      <text:p text:style-name="P4"/>
      <text:p text:style-name="P4">Objectifs et livrables du jour:</text:p>
      <text:p text:style-name="P4"/>
      <text:p text:style-name="P5">- Présentation des droits d’admin et ses aspects</text:p>
      <text:p text:style-name="P5">- <text:span text:style-name="T1">Présentation des corrections d’exercices en lien avec les droits d’admin</text:span></text:p>
      <text:p text:style-name="P5">- <text:span text:style-name="T2">Présentation du Projet «Siren Open Data», Veille et documentation</text:span></text:p>
      <text:p text:style-name="P6">- Création de la base de donnée</text:p>
      <text:p text:style-name="P6">- <text:span text:style-name="T5">Alimentation de la base de donné</text:span></text:p>
      <text:p text:style-name="P5"/>
      <text:p text:style-name="P7">'mysql+pymysql://scott:tiger@localhost/foo'</text:p>
      <text:p text:style-name="P8"/>
      <text:p text:style-name="P8">scott: root <text:span text:style-name="T5">ou user1 exemple: Yacine</text:span></text:p>
      <text:p text:style-name="P8">tiger: mon mdp</text:p>
      <text:p text:style-name="P8">foo: ma bse de données <text:span text:style-name="T3">ex «jeux_video»</text:span></text:p>
      <text:p text:style-name="P8"/>
      <text:p text:style-name="P16">Outils utilisé:</text:p>
      <text:p text:style-name="P16"/>
      <text:p text:style-name="P9">- MySQL</text:p>
      <text:p text:style-name="P9">- Workbench</text:p>
      <text:p text:style-name="P9">- Anaconda</text:p>
      <text:p text:style-name="P9">- JupyterNotebook</text:p>
      <text:p text:style-name="P9"/>
      <text:p text:style-name="P16">Difficultés rencontrés:</text:p>
      <text:p text:style-name="P16"/>
      <text:p text:style-name="P9">- <text:span text:style-name="T4">Importation en fichier csv</text:span></text:p>
      <text:p text:style-name="P9">- <text:span text:style-name="T4">Compréhension du programme qui réalise l’importation</text:span></text:p>
      <text:p text:style-name="P9"/>
      <text:p text:style-name="P9"/>
      <text:p text:style-name="P17">07/02/2020</text:p>
      <text:p text:style-name="P17"/>
      <text:p text:style-name="P17">Objectifs et livrables du jour:</text:p>
      <text:p text:style-name="P17"/>
      <text:p text:style-name="P11">- <text:s/><text:span text:style-name="T5">Toujours sur le projet Open Siren Data, alimentation de la base de données</text:span></text:p>
      <text:p text:style-name="P11">- <text:span text:style-name="T5">Via la base de donnée crée sur MySQL Workbench</text:span></text:p>
      <text:p text:style-name="P11">- <text:span text:style-name="T5">Importation des fichiers «Stock_etablissement.csv» et «Hist_etablissement.csv»</text:span></text:p>
      <text:p text:style-name="P11">- Prendre connaissance de la documentation</text:p>
      <text:p text:style-name="P11">- Prise de connaissance sur l’indexation </text:p>
      <text:p text:style-name="P11"/>
      <text:p text:style-name="P11">- <text:span text:style-name="T6">import sqlalchemy</text:span></text:p>
      <text:p text:style-name="P23">import pandas as pd</text:p>
      <text:p text:style-name="P23">import time</text:p>
      <text:p text:style-name="P23"/>
      <text:p text:style-name="P23">engine = sqlalchemy.create_engine('mysql+pymysql://misterheinz:simplon@localhost/siren_open_data')</text:p>
      <text:p text:style-name="P23"/>
      <text:p text:style-name="P23">def importcsv(link, table, date):</text:p>
      <text:p text:style-name="P23"><text:s text:c="4"/>print("Lecture des données")</text:p>
      <text:p text:style-name="P23"><text:s text:c="4"/>start_time = time.time()</text:p>
      <text:p text:style-name="P23"><text:s text:c="4"/>csize = 2000</text:p>
      <text:p text:style-name="P24"><text:soft-page-break/><text:s text:c="4"/>df = pd.read_csv(link, compression = 'zip', chunksize = csize, parse_dates = date</text:p>
      <text:p text:style-name="P24">Je spécifie les colonnes qui sont dans parses_dates pour date </text:p>
      <text:p text:style-name="P23"><text:s text:c="4"/>print("Données lu")</text:p>
      <text:p text:style-name="P23"><text:s text:c="4"/>i = csize</text:p>
      <text:p text:style-name="P23"><text:s text:c="4"/>for chunk in df:</text:p>
      <text:p text:style-name="P23"><text:s text:c="8"/>chunk.to_sql(table, con = engine, if_exists='append', index = False)</text:p>
      <text:p text:style-name="P23"><text:s text:c="8"/>i += csize</text:p>
      <text:p text:style-name="P23"><text:s text:c="8"/>print(i)</text:p>
      <text:p text:style-name="P23"><text:s text:c="4"/>return print("Temps d execution : %s secondes ---" % (time.time() - start_time))</text:p>
      <text:p text:style-name="P23"/>
      <text:p text:style-name="P23">importcsv('https://www.data.gouv.fr/fr/datasets/r/377fd07c-e37f-491a-a507-7bf5b690804b','stock_etab', ['anneeEffectifsEtablissement','dateCreationEtablissement', 'dateDernierTraitementEtablissement', 'dateDebut'])</text:p>
      <text:p text:style-name="P23">importcsv('http://files.data.gouv.fr/insee-sirene/StockEtablissementHistorique_utf8.zip')</text:p>
      <text:p text:style-name="P25"/>
      <text:p text:style-name="P18">Outils utilisés:</text:p>
      <text:p text:style-name="P18"/>
      <text:p text:style-name="P12">- Anaconda</text:p>
      <text:p text:style-name="P12">- Spyder</text:p>
      <text:p text:style-name="P12"/>
      <text:p text:style-name="P12"/>
      <text:p text:style-name="P18">Difficultés rencontrés:</text:p>
      <text:p text:style-name="P18"/>
      <text:p text:style-name="P10">- <text:span text:style-name="T9">Difficultés sur l’importation des données, lecture des données ralenties du à la mémoire vive qui est que de 4go de RAM </text:span></text:p>
      <text:p text:style-name="P10"><text:span text:style-name="T13">- </text:span><text:span text:style-name="T9">Maladresse sur l’écriture du script</text:span></text:p>
      <text:p text:style-name="P13"/>
      <text:p text:style-name="P13"/>
      <text:p text:style-name="P19">08/01/2020</text:p>
      <text:p text:style-name="P19"/>
      <text:p text:style-name="P19">Objectifs et livrables du jour:</text:p>
      <text:p text:style-name="P13"/>
      <text:p text:style-name="P13">- <text:span text:style-name="T10">Retour sur le modèle entité association</text:span></text:p>
      <text:p text:style-name="P13">- <text:span text:style-name="T10">Sur les modèle de programmation orienté objet</text:span></text:p>
      <text:p text:style-name="P14"><text:span text:style-name="T11">- </text:span><text:span text:style-name="T7">Atelier : Restit</text:span><text:span text:style-name="T8">ution</text:span><text:span text:style-name="T7"> projet micropousses db *4 groupes / cadrage, dictionnaire de données, mcd, mld, mpd, dump.sql, trello, etc.</text:span></text:p>
      <text:p text:style-name="P18"/>
      <text:p text:style-name="P18"/>
      <text:p text:style-name="P18"/>
      <text:p text:style-name="P18">Outils utilisé:</text:p>
      <text:p text:style-name="P18"/>
      <text:p text:style-name="P12">-<text:span text:style-name="T10">Excel</text:span></text:p>
      <text:p text:style-name="P12">-<text:span text:style-name="T10">Google Sheets</text:span></text:p>
      <text:p text:style-name="P18"/>
      <text:p text:style-name="P18"/>
      <text:p text:style-name="P18"/>
      <text:p text:style-name="P18">Difficultés rencontré:</text:p>
      <text:p text:style-name="P18"/>
      <text:p text:style-name="P12">- <text:span text:style-name="T10">A revoir dépendances fonctionnelles </text:span></text:p>
      <text:p text:style-name="P12">- <text:span text:style-name="T10">Modèle logique des données (MLD)</text:span></text:p>
      <text:p text:style-name="P12"/>
      <text:p text:style-name="P12"/>
      <text:p text:style-name="P20"><text:soft-page-break/>09/01/2020</text:p>
      <text:p text:style-name="P20"/>
      <text:p text:style-name="P20">Objectifs et livrables du jour:</text:p>
      <text:p text:style-name="P20"/>
      <text:p text:style-name="P21"><text:span text:style-name="T12">- </text:span><text:span text:style-name="T14">Atelier : projet </text:span><text:span text:style-name="T15">siren_open_data</text:span><text:span text:style-name="T14"> (remote) / Atelier en groupe : Git mode "team", dépôt Github partagé, Readthedocs, DevData * 6 groupes</text:span></text:p>
      <text:p text:style-name="P21"><text:span text:style-name="T14">-</text:span><text:span text:style-name="T15"> Importation des données des tables «stock_etab» et «hist_etab»</text:span></text:p>
      <text:p text:style-name="P32">-Revenir sur l’explication du Git partagé branche master.. </text:p>
      <text:p text:style-name="P32">-Trouver au moins 10 offres d’emploi par jours (Stage, réalisation chaque jour jusqu’a Mars, Google Sheets) </text:p>
      <text:p text:style-name="P32"/>
      <text:p text:style-name="P22">Outils utilisés:</text:p>
      <text:p text:style-name="P22"/>
      <text:p text:style-name="P15">-Anaconda</text:p>
      <text:p text:style-name="P15">-Spyder</text:p>
      <text:p text:style-name="P15">-JupyterNotebook</text:p>
      <text:p text:style-name="P15">-Google Sheets </text:p>
      <text:p text:style-name="P15"/>
      <text:p text:style-name="P22">Difficultés rencontrés:</text:p>
      <text:p text:style-name="P22"/>
      <text:p text:style-name="P33">Difficultés de compréhension sur le Git partagé, blocage au niveau de la lecture des données pour le projet siren_open_data</text:p>
      <text:p text:style-name="P33"/>
      <text:p text:style-name="P33"/>
      <text:p text:style-name="P35">10/01/2020</text:p>
      <text:p text:style-name="P35"/>
      <text:p text:style-name="P36">Objectifs et livrables du jour:</text:p>
      <text:p text:style-name="P35"/>
      <text:p text:style-name="P27">- Atelier Google Sheets: MCD Modèle conceptuelle d’une base de données, Entité → Attribut → <text:s text:c="3"/>Instance</text:p>
      <text:p text:style-name="P27">- <text:span text:style-name="T16">liste de plage nommé correspondent à au trait entre les association et les entités ou autre entité</text:span></text:p>
      <text:p text:style-name="P27">- <text:span text:style-name="T16">comment faire une liste déroulante</text:span></text:p>
      <text:p text:style-name="P27">- <text:span text:style-name="T16">comment faire une liste de plage nommé</text:span></text:p>
      <text:p text:style-name="P28">- une colonne correspond a un attribut </text:p>
      <text:p text:style-name="P29"><text:s text:c="2"/>et les lignes dans la colonne sont des objets ou instance ou «tuples»</text:p>
      <text:p text:style-name="P29">- base de données orienté objet: c’est-à-dire importation des instances dans les attributs </text:p>
      <text:p text:style-name="P29"/>
      <text:p text:style-name="P36">Outils utilisés:</text:p>
      <text:p text:style-name="P36"/>
      <text:p text:style-name="P30">-<text:span text:style-name="T17">Google Sheets</text:span></text:p>
      <text:p text:style-name="P30"/>
      <text:p text:style-name="P37">Difficultés rencontrés:</text:p>
      <text:p text:style-name="P37"/>
      <text:p text:style-name="P31">- <text:span text:style-name="T19">Aucune </text:span></text:p>
      <text:p text:style-name="P31"/>
      <text:p text:style-name="P31"/>
      <text:p text:style-name="P36"/>
      <text:p text:style-name="P30"/>
      <text:p text:style-name="P29"/>
      <text:p text:style-name="P27"/>
      <text:p text:style-name="P15"><text:s/></text:p>
      <text:p text:style-name="P15"/>
      <text:p text:style-name="P15"><text:soft-page-break/></text:p>
      <text:p text:style-name="P15"/>
      <text:p text:style-name="P22"/>
      <text:p text:style-name="P22"/>
      <text:p text:style-name="P32"/>
      <text:p text:style-name="P20"/>
      <text:p text:style-name="P18"/>
      <text:p text:style-name="P1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9:51:06.856397138</meta:creation-date>
    <dc:date>2020-01-12T16:53:34.857698104</dc:date>
    <meta:editing-duration>PT8H7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90" meta:word-count="511" meta:character-count="3727" meta:non-whitespace-character-count="3233"/>
  </office:meta>
</office:document-meta>
</file>